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ource Sans Pro" svg:font-family="'Source Sans Pro', Helvetica, sans-serif"/>
    <style:font-face style:name="inherit" svg:font-family="inherit"/>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fo:font-variant="normal" fo:text-transform="none" fo:color="#636363" loext:opacity="100%" style:font-name="Source Sans Pro" fo:font-style="normal" fo:font-weight="normal" officeooo:rsid="001d5725" officeooo:paragraph-rsid="001965cf"/>
    </style:style>
    <style:style style:name="P2" style:family="paragraph" style:parent-style-name="Standard">
      <style:text-properties officeooo:rsid="001d5725" officeooo:paragraph-rsid="001965cf"/>
    </style:style>
    <style:style style:name="P3" style:family="paragraph" style:parent-style-name="Text_20_body">
      <style:paragraph-properties fo:margin-left="0in" fo:margin-right="0in" fo:margin-top="0in" fo:margin-bottom="0.1311in" style:contextual-spacing="false" fo:text-indent="0in" style:auto-text-indent="false" fo:padding="0in" fo:border="none"/>
      <style:text-properties fo:font-variant="normal" fo:text-transform="none" fo:color="#636363" loext:opacity="100%" style:font-name="Source Sans Pro" fo:font-style="normal" fo:font-weight="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36363" loext:opacity="100%" style:font-name="Source Sans Pro" fo:font-style="normal" fo:font-weight="normal"/>
    </style:style>
    <style:style style:name="P6"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200146"/>
    </style:style>
    <style:style style:name="P7" style:family="paragraph" style:parent-style-name="Text_20_body" style:list-style-name="L2">
      <style:paragraph-properties fo:margin-top="0in" fo:margin-bottom="0in" style:contextual-spacing="false" fo:padding="0in" fo:border="none"/>
      <style:text-properties fo:font-variant="normal" fo:text-transform="none" fo:color="#636363" loext:opacity="100%" style:font-name="inherit" fo:font-size="10.1000003814697pt" fo:letter-spacing="normal" fo:font-style="normal" fo:font-weight="normal"/>
    </style:style>
    <style:style style:name="T1" style:family="text">
      <style:text-properties style:font-name="inherit" loext:padding="0in" loext:border="none"/>
    </style:style>
    <style:style style:name="T2" style:family="text">
      <style:text-properties fo:font-variant="normal" fo:text-transform="none" fo:color="#636363" loext:opacity="100%" style:font-name="Source Sans Pro" fo:font-style="normal" fo:font-weight="normal"/>
    </style:style>
    <style:style style:name="T3" style:family="text">
      <style:text-properties fo:font-variant="normal" fo:text-transform="none" fo:color="#636363" loext:opacity="100%" style:font-name="Source Sans Pro" fo:font-style="normal" fo:font-weight="normal" officeooo:rsid="00202bba"/>
    </style:style>
    <style:style style:name="T4" style:family="text">
      <style:text-properties fo:font-variant="normal" fo:text-transform="none" fo:color="#636363" loext:opacity="100%" style:font-name="Source Sans Pro" fo:font-style="normal" fo:font-weight="normal" officeooo:rsid="0020e9d2"/>
    </style:style>
    <style:style style:name="T5" style:family="text">
      <style:text-properties fo:font-variant="normal" fo:text-transform="none" fo:color="#636363" loext:opacity="100%" style:font-name="Source Sans Pro" fo:font-style="normal" fo:font-weight="normal" officeooo:rsid="0021794e"/>
    </style:style>
    <style:style style:name="T6" style:family="text">
      <style:text-properties fo:font-variant="normal" fo:text-transform="none" fo:color="#636363" loext:opacity="100%" style:font-name="Source Sans Pro" fo:font-style="normal" fo:font-weight="normal" officeooo:rsid="00200146"/>
    </style:style>
    <style:style style:name="T7" style:family="text">
      <style:text-properties fo:font-variant="normal" fo:text-transform="none" fo:color="#636363" loext:opacity="100%" style:font-name="Source Sans Pro" fo:font-style="normal" fo:font-weight="normal" officeooo:rsid="00230923"/>
    </style:style>
    <style:style style:name="T8" style:family="text">
      <style:text-properties fo:font-variant="normal" fo:text-transform="none" fo:color="#636363" loext:opacity="100%" style:text-line-through-style="none" style:text-line-through-type="none" style:font-name="inherit" fo:font-style="normal" style:text-underline-style="none" fo:font-weight="normal" style:text-blinking="false" loext:padding="0in" loext:border="none"/>
    </style:style>
    <style:style style:name="T9" style:family="text">
      <style:text-properties fo:font-variant="normal" fo:text-transform="none" fo:color="#636363" loext:opacity="100%" style:font-name="inherit" fo:font-style="normal" fo:font-weight="normal" loext:padding="0in" loext:border="none"/>
    </style:style>
    <style:style style:name="T10" style:family="text">
      <style:text-properties officeooo:rsid="00200146"/>
    </style:style>
    <style:style style:name="T11" style:family="text">
      <style:text-properties officeooo:rsid="00202bba"/>
    </style:style>
    <style:style style:name="T12" style:family="text">
      <style:text-properties officeooo:rsid="0020e9d2"/>
    </style:style>
    <style:style style:name="T13" style:family="text">
      <style:text-properties officeooo:rsid="0021794e"/>
    </style:style>
    <style:style style:name="T14" style:family="text">
      <style:text-properties officeooo:rsid="0023092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FAQ: Vragen en antwoorden</text:h>
      <text:p text:style-name="P3">Welkom op de Frequently Asked Questions pagina. Op deze pagina proberen wij antwoorden te geven op vragen die vaker aan ons gesteld zijn. Mocht er geen antwoord op jouw vraag tussen zitten dan kan je natuurlijk terecht op het “hulpvragen” kanaal.</text:p>
      <text:p text:style-name="Horizontal_20_Line"/>
      <text:p text:style-name="P4"><text:span text:style-name="T9">BELANGRIJKE OPROEP </text:span><text:span text:style-name="T2">– Help </text:span><text:span text:style-name="T5">jezelf en je</text:span><text:span text:style-name="T2"> collega’s!!! Blijf terughoudend met het streamen van beeld. </text:span></text:p>
      <text:p text:style-name="Horizontal_20_Line"/>
      <text:p text:style-name="P6"><text:span text:style-name="T6">Als Rijkslounge een burger initiatief is, </text:span><text:span text:style-name="T2">waar staat en of draait het dan wel? – De data is opgeslagen bij ???. Op de virtuele servers is aangeven dat we alleen </text:span><text:span text:style-name="T7">rekenkracht</text:span><text:span text:style-name="T2">, </text:span><text:span text:style-name="T7">geheugen</text:span><text:span text:style-name="T2">, </text:span><text:span text:style-name="T7">schijruimte</text:span><text:span text:style-name="T2"> en netwerkverbindingen gebruiken in Nederland. En dat bij een tekort hiervan er niet uitgeweken mag worden naar een ander land binnen West-Europa.</text:span></text:p>
      <text:p text:style-name="Horizontal_20_Line"/>
      <text:p text:style-name="P4"><text:span text:style-name="T2">Rijks</text:span><text:span text:style-name="T3">lounge</text:span><text:span text:style-name="T2"> voldoet aan de hoogste veiligheidseisen voor versleutelde verbindingen. </text:span><text:span text:style-name="T8">Hier staat het testrapport.</text:span></text:p>
      <text:p text:style-name="Horizontal_20_Line"/>
      <text:p text:style-name="P4"><text:span text:style-name="T2">Rijks</text:span><text:span text:style-name="T3">lounge</text:span><text:span text:style-name="T2"> is een moderne applicatie, en vereist dan ook een moderne browser, wij adviseren Firefox en/of Chrome.</text:span></text:p>
      <text:p text:style-name="Horizontal_20_Line"/>
      <text:p text:style-name="P4"><text:span text:style-name="T2">Dark Theme – Collega Tim heeft een dark theme aangemaakt voor het chatten. Tim geeft aan gebruikt te maken van een plugin genaamd "stylish". Het thema is te </text:span><text:span text:style-name="T8">downloaden via onze pagina op Git Hub.</text:span></text:p>
      <text:p text:style-name="Horizontal_20_Line"/>
      <text:p text:style-name="P4"><text:span text:style-name="T2">Chatten op mobile devices – Het fijne is dat je deze chat overal mee naar toe kan nemen en kan gebruiken vanaf je mobiele device! Meer hierover kan je </text:span><text:span text:style-name="T8">hier terugvinden</text:span><text:span text:style-name="T2">.</text:span></text:p>
      <text:p text:style-name="Horizontal_20_Line"/>
      <text:p text:style-name="P4"><text:span text:style-name="T2">Chat App voor iOS gebruikers kan je </text:span><text:span text:style-name="T8">hier downloaden.</text:span><text:span text:style-name="T2"><text:line-break/>Chat App voor Android gebruikers kan je </text:span><text:span text:style-name="T8">hier downloaden.</text:span></text:p>
      <text:p text:style-name="Horizontal_20_Line"/>
      <text:p text:style-name="P4"><text:span text:style-name="T2">Videogesprekken op mobile devices – Ook heel gaaf is dat je videogesprekken kan voeren met je mobiele device! Meer hierover kan je terugvinden op </text:span><text:span text:style-name="T8">deze locatie</text:span><text:span text:style-name="T2">.</text:span></text:p>
      <text:p text:style-name="Horizontal_20_Line"/>
      <text:p text:style-name="P4"><text:span text:style-name="T2">Video App voor iOS gebruikers kan je </text:span><text:span text:style-name="T8">hier downloaden.</text:span><text:span text:style-name="T2"><text:line-break/>Video App voor Android gebruikers kan je </text:span><text:span text:style-name="T8">hier downloaden.</text:span></text:p>
      <text:p text:style-name="Horizontal_20_Line"/>
      <text:p text:style-name="P5">Videovergaderen vanuit de chat-app? Dat kan: ga binnen je kanaal naar rechtsboven en klik op de 3 bolletjes. Kies daar voor de optie “Video Chat”.</text:p>
      <text:p text:style-name="Horizontal_20_Line"><text:soft-page-break/></text:p>
      <text:p text:style-name="P4"><text:span text:style-name="T2">Secure chatten met je collega? Dit kan je doen met de OTR (Off The Record) functionaliteit van het chatprogramma. Na activatie van de OTR functie wordt het gevoerde gesprek tussen jou en je sessiegenoot versleuteld. Hoe je een OTR sessie start en stopt kan </text:span><text:span text:style-name="T8">hier terugvinden.</text:span></text:p>
      <text:p text:style-name="Horizontal_20_Line"/>
      <text:p text:style-name="P4"><text:span text:style-name="T2">De aankomsthal </text:span><text:span text:style-name="T4">#general </text:span><text:span text:style-name="T2">is een publiek kanaal waar we nieuwe gebruikers ontvangen. Vanuit hier kun je je eerste stappen op Rijks</text:span><text:span text:style-name="T4">lounge</text:span><text:span text:style-name="T2"> zetten:</text:span></text:p>
      <text:list xml:id="list48736979" text:style-name="L2">
        <text:list-item>
          <text:p text:style-name="P7">Een nieuw privékanaal maken om te chatten met je team;</text:p>
        </text:list-item>
        <text:list-item>
          <text:p text:style-name="P7">Aansluiten bij een bestaand kanaal, een lijst met open kanalen vind je hier in #kanalen.</text:p>
        </text:list-item>
      </text:list>
      <text:p text:style-name="P5"/>
      <text:p text:style-name="P5">Meer weten? Neem dan een kijkje op #faq, het kanaal met veelgestelde vragen. Of stel er zelf één in #hulpvragen. Een van de moderators helpt je graag verder! Wie de moderators zijn kan je zien <text:s/>aan de tag rechts naast de naam van de persoon.</text:p>
      <text:p text:style-name="P5"/>
      <text:p text:style-name="P5">Je kunt de aankomsthal <text:span text:style-name="T13">#general </text:span>definitief verlaten, maar hier gezellig blijven hangen kan natuurlijk ook. Heel veel succes op Rijks<text:span text:style-name="T13">lounge</text:span>!</text:p>
      <text:p text:style-name="Horizontal_20_Line"/>
      <text:p text:style-name="P4"><text:span text:style-name="T2">In </text:span><text:span text:style-name="T8">deze handleiding </text:span><text:span text:style-name="T2">kan je lezen hoe je zelf een chat-kanaal kan aanmaken op Rijks</text:span><text:span text:style-name="T5">lounge</text:span><text:span text:style-name="T2">. Of </text:span><text:span text:style-name="T8">bekijk de video hier.</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ource Sans Pro" svg:font-family="'Source Sans Pro', Helvetica, sans-serif"/>
    <style:font-face style:name="inherit" svg:font-family="inherit"/>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3-18T12:34:41.440424000</meta:creation-date>
    <dc:date>2020-11-11T21:41:00.911358523</dc:date>
    <meta:editing-duration>PT51M32S</meta:editing-duration>
    <meta:editing-cycles>7</meta:editing-cycles>
    <meta:generator>LibreOffice/7.0.0.3$MacOSX_X86_64 LibreOffice_project/8061b3e9204bef6b321a21033174034a5e2ea88e</meta:generator>
    <meta:document-statistic meta:table-count="0" meta:image-count="0" meta:object-count="0" meta:page-count="2" meta:paragraph-count="19" meta:word-count="473" meta:character-count="2879" meta:non-whitespace-character-count="2420"/>
  </office:meta>
</office:document-meta>
</file>